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'Courier New', monospace"/>
    <style:font-face style:name="Nunito Sans" svg:font-family="'Nunito Sans', 'Helvetica Neue', Helvetica, Arial, sans-serif"/>
    <style:font-face style:name="OpenSymbol" svg:font-family="OpenSymbol"/>
    <style:font-face style:name="apple-system" svg:font-family="apple-system, system-ui, 'Segoe UI', Roboto, Oxygen, Ubuntu, Cantarell, 'Fira Sans', 'Droid Sans', 'Helvetica Neue', sans-serif"/>
    <style:font-face style:name="menlo" svg:font-family="menlo, monospace"/>
    <style:font-face style:name="monospace" svg:font-family="monospace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54cm" fo:orphans="2" fo:widows="2" fo:text-indent="0cm" style:auto-text-indent="false" fo:background-color="#f7f7f7" fo:padding="0cm" fo:border="none">
        <style:background-image/>
      </style:paragraph-properties>
      <style:text-properties fo:font-variant="normal" fo:text-transform="none" fo:color="#000000" style:font-name="Times New Roman" fo:font-size="10.1999998092651pt" fo:letter-spacing="normal" fo:font-style="normal" fo:font-weight="normal"/>
    </style:style>
    <style:style style:name="P2" style:family="paragraph" style:parent-style-name="Heading_20_1">
      <style:text-properties style:font-name="Times New Roman"/>
    </style:style>
    <style:style style:name="P3" style:family="paragraph" style:parent-style-name="Standard">
      <style:text-properties fo:color="#cdd3de" style:font-name="Menlo" fo:font-size="7.65000009536743pt" fo:font-weight="normal" fo:background-color="#1b2b34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weight="bold" style:font-weight-asian="bold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Heading_20_3">
      <style:text-properties style:font-name="Times New Roman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 style:list-style-name="L1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10" style:family="paragraph" style:parent-style-name="Text_20_body">
      <style:text-properties fo:font-variant="normal" fo:text-transform="none" fo:color="#333333" style:font-name="Nunito Sans" fo:font-size="10.1999998092651pt" fo:letter-spacing="normal" fo:font-style="normal" fo:font-weight="bold" style:font-weight-asian="bold" style:font-weight-complex="bold"/>
    </style:style>
    <style:style style:name="P11" style:family="paragraph" style:parent-style-name="Text_20_body">
      <style:text-properties fo:font-weight="normal" style:font-weight-asian="normal" style:font-weight-complex="normal"/>
    </style:style>
    <style:style style:name="P12" style:family="paragraph" style:parent-style-name="Text_20_body">
      <style:text-properties style:font-name="Times New Roman"/>
    </style:style>
    <style:style style:name="P13" style:family="paragraph" style:parent-style-name="Text_20_body" style:list-style-name="L1">
      <style:text-properties style:font-name="Times New Roman"/>
    </style:style>
    <style:style style:name="P14" style:family="paragraph" style:parent-style-name="Text_20_body">
      <style:text-properties style:font-name="Times New Roman" fo:font-weight="bold" style:font-weight-asian="bold" style:font-weight-complex="bold"/>
    </style:style>
    <style:style style:name="P15" style:family="paragraph" style:parent-style-name="Text_20_body">
      <style:text-properties style:font-name="Times New Roman" fo:font-weight="normal" style:font-weight-asian="normal" style:font-weight-complex="normal"/>
    </style:style>
    <style:style style:name="P16" style:family="paragraph" style:parent-style-name="Text_20_body">
      <style:text-properties style:font-name="Times New Roman" fo:font-style="italic" style:font-style-asian="italic" style:font-style-complex="italic"/>
    </style:style>
    <style:style style:name="P17" style:family="paragraph" style:parent-style-name="Text_20_body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594c5" fo:font-size="10pt" style:font-size-asian="10pt" style:font-size-complex="10pt"/>
    </style:style>
    <style:style style:name="T4" style:family="text">
      <style:text-properties fo:color="#c594c5" style:font-name="Menlo" fo:font-size="10pt" fo:font-weight="normal" fo:background-color="#1b2b34" style:font-size-asian="10pt" style:font-size-complex="10pt"/>
    </style:style>
    <style:style style:name="T5" style:family="text">
      <style:text-properties fo:color="#cdd3de" style:font-name="Menlo" fo:font-size="10pt" fo:font-weight="normal" fo:background-color="#1b2b34" style:font-size-asian="10pt" style:font-size-complex="10pt"/>
    </style:style>
    <style:style style:name="T6" style:family="text">
      <style:text-properties fo:color="#5fb3b3" style:font-name="Menlo" fo:font-size="10pt" fo:font-weight="normal" fo:background-color="#1b2b34" style:font-size-asian="10pt" style:font-size-complex="10pt"/>
    </style:style>
    <style:style style:name="T7" style:family="text">
      <style:text-properties fo:color="#5fb3b3" fo:font-size="10pt" style:font-size-asian="10pt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font-name="Times New Roman"/>
    </style:style>
    <style:style style:name="T10" style:family="text">
      <style:text-properties fo:color="#6699cc" fo:font-size="10pt" style:font-size-asian="10pt" style:font-size-complex="10pt"/>
    </style:style>
    <style:style style:name="T11" style:family="text">
      <style:text-properties fo:color="#6699cc" style:font-name="Menlo" fo:font-size="10pt" fo:font-weight="normal" fo:background-color="#1b2b34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Assignment for Omhu - github API call</text:h>
      <text:p text:style-name="Text_20_body"><text:span text:style-name="T9">You can use the solution to get a list of profiles from github tasting in their usernames.</text:span></text:p>
      <text:h text:style-name="P7" text:outline-level="3">step 1 creating the application with Create-react-app, install TypeScript and design the app</text:h>
      <text:list xml:id="list4509844666987101827" text:style-name="L1">
        <text:list-item>
          <text:p text:style-name="P13">Deleting unused code/files</text:p>
        </text:list-item>
        <text:list-item>
          <text:p text:style-name="P13">Creating a UI</text:p>
        </text:list-item>
        <text:list-item>
          <text:p text:style-name="P13">Rename js-files tsx so to use TypeScript and run:</text:p>
        </text:list-item>
        <text:list-item>
          <text:p text:style-name="P9">npm i --save-dev @types/react</text:p>
        </text:list-item>
        <text:list-item>
          <text:p text:style-name="P9">npm i --save-dev @types/react-dom</text:p>
        </text:list-item>
      </text:list>
      <text:p text:style-name="P12"/>
      <text:p text:style-name="P12">I am using stateless components as it is recommended by Facebook.</text:p>
      <text:p text:style-name="P12"/>
      <text:p text:style-name="P12">My Solution contains four components:</text:p>
      <text:p text:style-name="P14">App</text:p>
      <text:p text:style-name="P12"><text:s/>The Apps responsibility is to handle data with its state and it contains the CardList and the Form-component.</text:p>
      <text:p text:style-name="P12">This components state has information about the profiles and a function that adds new profiles to the state.</text:p>
      <text:p text:style-name="P12"><text:span text:style-name="T1"/></text:p>
      <text:p text:style-name="P12"><text:span text:style-name="T1">Card</text:span></text:p>
      <text:p text:style-name="P12"><text:span text:style-name="T2">The Cards responsibility is to show a persons name, blog and profile-image. The Card gets its information this way:</text:span></text:p>
      <text:p text:style-name="P12"><text:span text:style-name="T2">App (state) → CardList → Card</text:span></text:p>
      <text:p text:style-name="P12"><text:span text:style-name="T2"/></text:p>
      <text:p text:style-name="P14">CardList</text:p>
      <text:p text:style-name="P15">The CardLists responsibility is to show a list of active Cards.</text:p>
      <text:p text:style-name="P15">App (state) → CardList → Card</text:p>
      <text:p text:style-name="P15"/>
      <text:p text:style-name="P14">Form<text:line-break/><text:span text:style-name="T2">-This Forms responsibility is to add new Cards to the list using a package called axios. It also handles errors showing an alert-message when something went wrong. It might be a good idea to make a seperate component to handle the API-call to make the Form app simpler.</text:span></text:p>
      <text:p text:style-name="P14"><text:span text:style-name="T2">It would be an improvement to prevent the App two show the same profile more than one time. It also throw an error.</text:span></text:p>
      <text:p text:style-name="P14"><text:span text:style-name="T2"/></text:p>
      <text:p text:style-name="P16"><text:span text:style-name="T2">All Components have their own file.</text:span></text:p>
      <text:p text:style-name="P4"/>
      <text:h text:style-name="Heading_20_3" text:outline-level="3"><text:soft-page-break/>Step 2 Build a static version of the Application in React</text:h>
      <text:p text:style-name="P5">Styles</text:p>
      <text:p text:style-name="P4">I also decide not to use much time on styles and is using style={{}} syntax instead of ex. normal stylesheet or styled-components.</text:p>
      <text:p text:style-name="P4"/>
      <text:p text:style-name="P4">This approch can be mixed - and is good if I need to condision my styles.</text:p>
      <text:p text:style-name="P4"/>
      <text:p text:style-name="P4"/>
      <text:p text:style-name="P4"/>
      <text:h text:style-name="Heading_20_3" text:outline-level="3">Step 3 call the API</text:h>
      <text:p text:style-name="P1">npm install axios</text:p>
      <text:p text:style-name="P4">I am installing and using the extern package axios to call the API.</text:p>
      <text:p text:style-name="P4"/>
      <text:p text:style-name="P4"/>
      <text:p text:style-name="P5">Testdata</text:p>
      <text:p text:style-name="P6">I am using this testdata while testing the application. </text:p>
      <text:p text:style-name="P6">I found the data calling the github api.</text:p>
      <text:p text:style-name="P6"/>
      <text:p text:style-name="P6">const testData = [ </text:p>
      <text:p text:style-name="P6">{ </text:p>
      <text:p text:style-name="P6">name: "Brian Faurskov", </text:p>
      <text:p text:style-name="P6">avatar_url: "https://avatars.githubusercontent.com/u/17128138?v=4", </text:p>
      <text:p text:style-name="P6">company: "faurskov.com"</text:p>
      <text:p text:style-name="P6">}, </text:p>
      <text:p text:style-name="P6">{ </text:p>
      <text:p text:style-name="P6">name: "Kevin Pelgrims", </text:p>
      <text:p text:style-name="P6">avatar_url: "https://avatars.githubusercontent.com/u/1175963?v=4", </text:p>
      <text:p text:style-name="P6">company: "Humu" </text:p>
      <text:p text:style-name="P6">},</text:p>
      <text:p text:style-name="P4"><text:span text:style-name="T8">]</text:span></text:p>
      <text:p text:style-name="P4"><text:span text:style-name="T8"/></text:p>
      <text:h text:style-name="Heading_20_3" text:outline-level="3">Step 4 Identify The Minimal (but complete) Representation Of UI State and Where The State Should Live</text:h>
      <text:p text:style-name="Standard"/>
      <text:p text:style-name="Text_20_body"><text:span text:style-name="T8">The minimal UI State is an Array in the App-component with active profiles:</text:span></text:p>
      <text:p text:style-name="Standard"><text:span text:style-name="T4">const</text:span><text:span text:style-name="T5"> </text:span><text:span text:style-name="T6">[</text:span><text:span text:style-name="T5">profiles</text:span><text:span text:style-name="T6">,</text:span><text:span text:style-name="T5"> setProfiles</text:span><text:span text:style-name="T6">]</text:span><text:span text:style-name="T5"> </text:span><text:span text:style-name="T6">=</text:span><text:span text:style-name="T5"> </text:span><text:span text:style-name="T11">useState</text:span><text:span text:style-name="T5">(startData)</text:span><text:span text:style-name="T6">;</text:span></text:p>
      <text:p text:style-name="Text_20_body"><text:span text:style-name="T8"/></text:p>
      <text:p text:style-name="Text_20_body"><text:span text:style-name="T8">And </text:span></text:p>
      <text:p text:style-name="Text_20_body"><text:span text:style-name="T8">The active username the User is writing in the input-field.</text:span></text:p>
      <text:p text:style-name="P3"><text:span text:style-name="T3">const</text:span><text:span text:style-name="T8"> </text:span><text:span text:style-name="T7">[</text:span><text:span text:style-name="T8">username</text:span><text:span text:style-name="T7">,</text:span><text:span text:style-name="T8"> setUsername</text:span><text:span text:style-name="T7">]</text:span><text:span text:style-name="T8"> </text:span><text:span text:style-name="T7">=</text:span><text:span text:style-name="T8"> </text:span><text:span text:style-name="T10">useState</text:span><text:span text:style-name="T8">(</text:span><text:span text:style-name="T7">''</text:span><text:span text:style-name="T8">)</text:span><text:span text:style-name="T7">;</text:span></text:p>
      <text:p text:style-name="Text_20_body"><text:span text:style-name="T8"/></text:p>
      <text:p text:style-name="P17"><text:span text:style-name="T8">I am using the hook useState to handle the state.</text:span></text:p>
      <text:p text:style-name="Text_20_body"><text:span text:style-name="T8"/></text:p>
      <text:h text:style-name="Heading_20_3" text:outline-level="3"><text:bookmark text:name="step-5-add-inverse-data-flow"/>Step 5: Add Inverse Data Flow</text:h>
      <text:p text:style-name="Text_20_body">The function <text:span text:style-name="T1">addNewProfile</text:span> is drilled down from App → Form, and data is forced the other way to update the state/<text:span text:style-name="T1">profiles</text:span>.</text:p>
      <text:p text:style-name="Text_20_body"/>
      <text:h text:style-name="Heading_20_3" text:outline-level="3"><text:soft-page-break/>Step 6: Different forms of testing</text:h>
      <text:p text:style-name="P8">npm test</text:p>
      <text:p text:style-name="P11">Runs a simple build in testsystem in create-react-app</text:p>
      <text:p text:style-name="P8"/>
      <text:p text:style-name="P8">Installerer Storybook</text:p>
      <text:p text:style-name="Text_20_body">First I tried this commands</text:p>
      <text:p text:style-name="P8">npx -p @storybook/cli sb init</text:p>
      <text:p text:style-name="P8">npm run storybook</text:p>
      <text:p text:style-name="Text_20_body">But got an error and had to install TypeScript again.</text:p>
      <text:p text:style-name="Text_20_body">Then I found the documentation and used theese commands - and it worked fine:</text:p>
      <text:p text:style-name="P10"># Add Storybook: npx sb init</text:p>
      <text:p text:style-name="P10"># Starts Storybook in development mode npm run storybook</text:p>
      <text:p text:style-name="Text_20_body"/>
      <text:p text:style-name="Text_20_body">I also install reacts testing-library</text:p>
      <text:p text:style-name="P8">npm install --save-dev @testing-library/react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'Courier New', monospace"/>
    <style:font-face style:name="Nunito Sans" svg:font-family="'Nunito Sans', 'Helvetica Neue', Helvetica, Arial, sans-serif"/>
    <style:font-face style:name="OpenSymbol" svg:font-family="OpenSymbol"/>
    <style:font-face style:name="apple-system" svg:font-family="apple-system, system-ui, 'Segoe UI', Roboto, Oxygen, Ubuntu, Cantarell, 'Fira Sans', 'Droid Sans', 'Helvetica Neue', sans-serif"/>
    <style:font-face style:name="menlo" svg:font-family="menlo, monospace"/>
    <style:font-face style:name="monospace" svg:font-family="monospace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ian Faurskov Pedersen</meta:initial-creator>
    <meta:creation-date>2021-07-13T09:13:48</meta:creation-date>
    <dc:date>2021-07-14T17:20:17</dc:date>
    <dc:creator>Brian Faurskov Pedersen</dc:creator>
    <meta:editing-duration>P1DT5H34M30S</meta:editing-duration>
    <meta:editing-cycles>16</meta:editing-cycles>
    <meta:generator>OpenOffice/4.1.7$Unix OpenOffice.org_project/417m1$Build-9800</meta:generator>
    <meta:document-statistic meta:table-count="0" meta:image-count="0" meta:object-count="0" meta:page-count="3" meta:paragraph-count="66" meta:word-count="522" meta:character-count="3114"/>
  </office:meta>
</office:document-meta>
</file>